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eafsnit" style:list-style-name="LFO1" style:family="paragraph"/>
    <style:style style:name="P3" style:parent-style-name="Listeafsnit" style:list-style-name="LFO1" style:family="paragraph"/>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Listeafsnit" style:list-style-name="LFO3" style:family="paragraph"/>
    <style:style style:name="P9" style:parent-style-name="Listeafsnit" style:list-style-name="LFO3" style:family="paragraph"/>
    <style:style style:name="P10" style:parent-style-name="Listeafsnit" style:list-style-name="LFO3" style:family="paragraph"/>
    <style:style style:name="P11" style:parent-style-name="Listeafsnit" style:list-style-name="LFO3" style:family="paragraph"/>
    <style:style style:name="P12" style:parent-style-name="Listeafsnit" style:list-style-name="LFO3" style:family="paragraph"/>
    <style:style style:name="P13" style:parent-style-name="Listeafsnit" style:list-style-name="LFO3" style:family="paragraph"/>
    <style:style style:name="P14" style:parent-style-name="Listeafsnit" style:list-style-name="LFO3" style:family="paragraph"/>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P18" style:parent-style-name="Normal" style:family="paragraph">
      <style:text-properties fo:font-weight="bold" style:font-weight-asian="bold"/>
    </style:style>
    <style:style style:name="P19" style:parent-style-name="Normal" style:family="paragraph">
      <style:text-properties fo:font-weight="bold" style:font-weight-asian="bold"/>
    </style:style>
    <style:style style:name="P20" style:parent-style-name="Normal" style:family="paragraph">
      <style:text-properties fo:font-weight="bold" style:font-weight-asian="bold"/>
    </style:style>
    <style:style style:name="P21" style:parent-style-name="Normal" style:family="paragraph">
      <style:text-properties fo:font-weight="bold" style:font-weight-asian="bold"/>
    </style:style>
    <style:style style:name="P22" style:parent-style-name="Normal" style:family="paragraph">
      <style:text-properties fo:font-weight="bold" style:font-weight-asian="bold"/>
    </style:style>
    <style:style style:name="P23" style:parent-style-name="Normal" style:family="paragraph">
      <style:text-properties fo:font-weight="bold" style:font-weight-asian="bold"/>
    </style:style>
    <style:style style:name="P24" style:parent-style-name="Normal" style:family="paragraph">
      <style:text-properties fo:font-weight="bold" style:font-weight-asian="bold"/>
    </style:style>
    <style:style style:name="P25" style:parent-style-name="Normal" style:family="paragraph">
      <style:text-properties fo:font-weight="bold" style:font-weight-asian="bold"/>
    </style:style>
  </office:automatic-styles>
  <office:body>
    <office:text text:use-soft-page-breaks="true">
      <text:p text:style-name="P1">SQL queries.<text:s/></text:p>
      <text:p text:style-name="Normal"/>
      <text:p text:style-name="Normal">Vi har gennem hele forløbet gjort bruge af Oracles Sql-database som gør det nemt og overskueligt at håndtere data, som vi får ind. Enten fra den ansatte hos Fog, eller som kunde der opretter sig selv via hjemmeside og derefter bygger sine egne carporte i form af Svg billeder gemt i databasen. Vi bruger i projektet Prepared statements eller på godt dansk ”klar gjort query”<text:s/>til alle vores insert og select metoder da de giver to vigtige fordele:</text:p>
      <text:list text:style-name="LFO1" text:continue-numbering="true">
        <text:list-item>
          <text:p text:style-name="P2">At udføre den samme query gentagne gange med høj effektivitet.</text:p>
        </text:list-item>
        <text:list-item>
          <text:p text:style-name="P3">At øge sikkerheden ved at adskille query og data.<text:s/></text:p>
        </text:list-item>
      </text:list>
      <text:p text:style-name="Normal">Dette giver os en nem og overskuelig kode, som er til at forstå, skulle andre have ønske eller behov for at ændre i den på længere sigt.<text:s/></text:p>
      <text:p text:style-name="Normal"/>
      <text:p text:style-name="Normal"/>
      <text:p text:style-name="Normal">Metoden validateCustomer som ses nedenfor er en af vores mere vigtige metoder da den står for at logge tidligere oprettet kunder ind igen.</text:p>
      <text:p text:style-name="Normal">Den går ind og checker med databasen om kunden findes ud fra den information brugeren har givet, Email og password. Og hvis de to ting stemmer overens bliver kunden logget in på hjemmesiden. Den går samtidig ind og henter alt information om kunden, så hvis kunden har været der før og gemt nogle Svg billeder vil disse blive vist på siden.<text:s/></text:p>
      <text:p text:style-name="P4">ValidateCustomer (insert printscreen fra koden her.)</text:p>
      <text:p text:style-name="Normal"/>
      <text:p text:style-name="Normal"/>
      <text:p text:style-name="Normal">Metoden insertUser er den næste vi har valgt at tage med da det at kunne oprette sig om kunde og efterfølgende fortage sig et køb af en flot carport er en vigtig del af Fogs business model.<text:s/></text:p>
      <text:p text:style-name="Normal">Efter kunden på hjemmesiden har udfyldt den faste formular med, Navn, Email, pass osv. Vil den kontakte serveren for at<text:s/>se om det kan lade sige gøre at oprette den enkelte bruger. <text:s/>Vi har i vores SQL script brugt ”unique not null” under userEmail, som sikrer os at vi ikke får 2 kunder med den samme email. Dette vil på sigt kun skabe problemer som vi nemt har undgået. Vi har samtidig i vores SQL script sat databasen til at auto-genere et customerId med ”auto_increment unique not null” som giver kunderne et unikt nummer de ikke kommer til at se. Men hvis en fog ansat en dag skal hente alt history frem på kunden kan de bruge dette og ikke evt email da kunden på sigt kan finde på at ændre denne.<text:s/></text:p>
      <text:p text:style-name="Normal"/>
      <text:p text:style-name="P5">insertUser (insert printscreen fra koden her )</text:p>
      <text:p text:style-name="P6">evt noget sql script kode også.<text:s/></text:p>
      <text:p text:style-name="P7"/>
      <text:p text:style-name="Normal"/>
      <text:soft-page-break/>
      <text:p text:style-name="Normal">Den næste del omhandler flere forskellige metoder, som vi har brugt til at ændre på den ”status” som det enkelte billede kan have.</text:p>
      <text:list text:style-name="LFO3" text:continue-numbering="true">
        <text:list-item>
          <text:p text:style-name="P8">changeStatusOnSvg</text:p>
        </text:list-item>
        <text:list-item>
          <text:p text:style-name="P9">getCustomerSvgWithStatus</text:p>
        </text:list-item>
        <text:list-item>
          <text:p text:style-name="P10">getAllSvgWithStatus</text:p>
        </text:list-item>
      </text:list>
      <text:p text:style-name="Normal">Disse metoder er bygget op omkring det forløb den enkelte Svg tegning har, fra den bliver lavet hos kunden til den<text:s/>er klar til at blive købt og betalt.<text:s/></text:p>
      <text:p text:style-name="Normal">For at vi nemt kan holde styr på hvilken tegning der er klar til hvad, har vi i vores SQL script valgt at give den enkelte tegning et ”Enum” med 4 forskellige muligheder:</text:p>
      <text:list text:style-name="LFO3" text:continue-numbering="true">
        <text:list-item>
          <text:p text:style-name="P11">created</text:p>
        </text:list-item>
        <text:list-item>
          <text:p text:style-name="P12">reqapproved</text:p>
        </text:list-item>
        <text:list-item>
          <text:p text:style-name="P13">approved</text:p>
        </text:list-item>
        <text:list-item>
          <text:p text:style-name="P14">done</text:p>
        </text:list-item>
      </text:list>
      <text:p text:style-name="Normal">Dette giver os mulighed for at styre processen for den enkelte tegning. Så om det er kunden der sender en tegning til godkendelse eller fog der siger ok for kvalitet af carport, kan vi med denne ”Enum” holde styr på den enkelte Svg fil i databasen. Og sørge for den bliver vist det rigtige sted på hjemmesiden. Dette er med til at give et overskueligt forløb for kunden<text:s/>der altid vil være sikker på hvor i processen han/hun er. Samt det vil giver Fog ansatte overblik og kontrol til altid at være på forkant med de kommende salg. Og hvis nødvendigt klar til at tage kontakt til den enkelte kunde.</text:p>
      <text:p text:style-name="Normal"/>
      <text:p text:style-name="P15">Printscreen kode fra de 3 metoder.<text:s/></text:p>
      <text:p text:style-name="P16">Evt noget mere sql script<text:s/></text:p>
      <text:p text:style-name="P17"/>
      <text:p text:style-name="P18"/>
      <text:p text:style-name="P19"/>
      <text:p text:style-name="Normal">Den næste metode<text:s/>addPart<text:s/>giver fog mulighed for at tilføje evt nye elementer til databasen hvis der f.eks. skulle komme nye stjerneformet stolper eller beslag med kaniner.<text:s/></text:p>
      <text:p text:style-name="Normal">Her har vi givet dem muligheden for selv at indtaste de rigtige mål, hvilken kategori den enkelte del hører under osv.<text:s/></text:p>
      <text:p text:style-name="Normal">(Kan nok godt skrives lidt mere her.<text:s/>Men ikke sikker på hvad )</text:p>
      <text:p text:style-name="Normal"/>
      <text:p text:style-name="P20">Printscreen fra addPart kode</text:p>
      <text:p text:style-name="P21"/>
      <text:p text:style-name="P22"/>
      <text:soft-page-break/>
      <text:p text:style-name="P23">Har ikke rigtig skrevet noget om prim og foreign key. Da jeg ikke rigtig kunne se hvordan jeg skulle implementere det i snakken.<text:s/></text:p>
      <text:p text:style-name="P24">Måske nogen der har en god ide ?<text:s/></text:p>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r Vestersgaard-Andersen</meta:initial-creator>
    <dc:creator>Per Vestersgaard-Andersen</dc:creator>
    <meta:creation-date>2017-05-24T23:41:00Z</meta:creation-date>
    <dc:date>2017-05-25T01:25:00Z</dc:date>
    <meta:template xlink:href="Normal" xlink:type="simple"/>
    <meta:editing-cycles>1</meta:editing-cycles>
    <meta:editing-duration>PT6180S</meta:editing-duration>
    <meta:document-statistic meta:page-count="3" meta:paragraph-count="7" meta:word-count="562" meta:character-count="3989" meta:row-count="28" meta:non-whitespace-character-count="3434"/>
  </office:meta>
</office:document-meta>
</file>